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CacheOperationSource.CompositeCacheOperationSource( CacheOperationSource ... cacheOperation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CacheOperationSource.getCacheOperations( Method method , @ Nullable Class &lt; ? &gt; target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ositeCacheOperationSource.isCandidateClass( Class &lt; ? &gt; targe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CacheOperationSource.getCacheOperation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